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Heading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Heading" office:value-type="string">
            <text:p>Apples</text:p>
          </table:table-cell>
          <table:table-cell table:style-name="Heading" office:value-type="string">
            <text:p>Pears</text:p>
          </table:table-cell>
        </table:table-row>
        <table:table-row table:style-name="ro1">
          <table:table-cell table:style-name="ce2" office:value-type="string">
            <text:p>Good in Pi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" office:value-type="string">
            <text:p>Juiceable</text:p>
          </table:table-cell>
          <table:table-cell table:number-columns-repeated="2" office:value-type="string">
            <text:p>Yes</text:p>
          </table:table-cell>
        </table:table-row>
        <table:table-row table:style-name="ro3" table:number-rows-repeated="6553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6">09/26/2007</text:date>, <text:time>07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3$Build-9215</meta:generator>
    <meta:initial-creator>Joanmarie Diggs</meta:initial-creator>
    <meta:creation-date>2007-09-26T10:26:26</meta:creation-date>
    <dc:creator>Rich Burridge</dc:creator>
    <dc:date>2007-09-26T07:50:56</dc:date>
    <meta:editing-cycles>1</meta:editing-cycles>
    <meta:editing-duration>PT2M46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